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4"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Type</text:p>
          </table:table-cell>
          <table:table-cell table:style-name="ce1" office:value-type="string" calcext:value-type="string">
            <text:p>ItemRarity</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Changes" table:style-name="ta1">
        <office:forms form:automatic-focus="false" form:apply-design-mode="false"/>
        <table:table-column table:style-name="co3" table:default-cell-style-name="ce4"/>
        <table:table-column table:style-name="co32"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7">00/00/0000</text:date>, <text:time style:data-style-name="N2" text:time-value="08:58:03.4823866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07T09:23:16.740849836</dc:date>
    <meta:editing-duration>PT16H58M20S</meta:editing-duration>
    <meta:editing-cycles>156</meta:editing-cycles>
    <meta:generator>LibreOffice/25.2.3.2$Linux_X86_64 LibreOffice_project/bbb074479178df812d175f709636b368952c2ce3</meta:generator>
    <meta:document-statistic meta:table-count="7" meta:cell-count="3289" meta:object-count="0"/>
  </office:meta>
</office:document-meta>
</file>